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SOLATION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SOLATION (1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of consolation and comfort (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urpose of consolation and comfort (1: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urpose of consolation and comfort (1: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oot (1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fruit (1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NSOLATION (1:1-7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of consolation and comfort (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urpose of consolation and comfort (1:4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ttern of consolation and comfort (1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CONSOLATION (1:1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EXPLANATION (1:8-2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EXPLANATION (1:8-24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aul writes about his recent trip to Asia (1:8-14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aul writes about his recent trip to Asia (1:8-14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postle's trials in Asia (1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ostle's testimony in the hour of death (1:9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apostle's testimony in the hour of death (1:9-11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depended upon the God of life (1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delivered by the God of life (1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aul writes about his recent trip to Asia (1:8-14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apostle's trials in Asia (1: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apostle's testimony in the hour of death (1:9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XPLANATION (1:8-24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Paul writes about his recent trip to Asia (1:8-14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Paul speaks of his planned trip to Macedonia (1:12-2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Paul speaks of his planned trip to Macedonia (1:12-2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's truthfulness (1:12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esus' truthfulness (1:19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XPLANATION (1:8-24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Paul writes about his recent trip to Asia (1:8-14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Paul speaks of his planned trip to Macedonia (1:12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CORINTHIANS 1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CONSOLATION (1:1-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EXPLANATION (1:8-2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 </dc:title>
    <meta:initial-creator>David STRICKLAND</meta:initial-creator>
    <dc:creator>David STRICKLAND</dc:creator>
    <meta:creation-date>2020-02-23T23:09:32Z</meta:creation-date>
    <dc:date>2020-02-23T23:09:32Z</dc:date>
    <meta:template xlink:href="BibleStudy" xlink:type="simple"/>
    <meta:editing-cycles>1</meta:editing-cycles>
    <meta:editing-duration>PT0S</meta:editing-duration>
    <meta:document-statistic meta:paragraph-count="38" meta:word-count="307"/>
  </office:meta>
</office:document-meta>
</file>